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7B00000081DE37D003.png" manifest:media-type="image/png"/>
  <manifest:file-entry manifest:full-path="Pictures/100002010000010800000107E28786C9.png" manifest:media-type="image/png"/>
  <manifest:file-entry manifest:full-path="Pictures/100000000000007B00000081CFD65ED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4.195cm" fo:min-width="11.48cm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4.158cm" fo:min-width="11.458cm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9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588cm" fo:min-width="0.338cm" style:protect="size"/>
    </style:style>
    <style:style style:name="gr10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588cm" fo:min-width="0.338cm" style:protect="size"/>
    </style:style>
    <style:style style:name="gr11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588cm" fo:min-width="0.338cm"/>
    </style:style>
    <style:style style:name="gr12" style:family="graphic" style:parent-style-name="standard">
      <style:graphic-properties svg:stroke-color="#008000" draw:fill="solid" draw:fill-color="#008000" draw:textarea-horizontal-align="justify" draw:textarea-vertical-align="middle" draw:auto-grow-height="false" fo:min-height="0.588cm" fo:min-width="0.338cm" style:protect="siz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4" style:family="graphic" style:parent-style-name="standard">
      <style:graphic-properties svg:stroke-width="0.102cm" svg:stroke-color="#008000" draw:marker-start-width="0.352cm" draw:marker-end-width="0.352cm" draw:fill="hatch" draw:fill-color="#008000" draw:fill-hatch-name="Black_20_45_20_Degrees" draw:textarea-horizontal-align="justify" draw:textarea-vertical-align="middle" draw:auto-grow-height="false" fo:min-height="0.488cm" fo:min-width="0.238cm" fo:padding-top="0.175cm" fo:padding-bottom="0.175cm" fo:padding-left="0.3cm" fo:padding-right="0.3cm" style:protect="size"/>
    </style:style>
    <style:style style:name="gr15" style:family="graphic" style:parent-style-name="standard">
      <style:graphic-properties svg:stroke-width="0.102cm" svg:stroke-color="#ff0000" draw:marker-start-width="0.352cm" draw:marker-end-width="0.352cm" draw:fill="hatch" draw:fill-color="#ff0000" draw:fill-hatch-name="Black_20_45_20_Degrees" draw:textarea-horizontal-align="justify" draw:textarea-vertical-align="middle" draw:auto-grow-height="false" fo:min-height="0.488cm" fo:min-width="0.238cm" fo:padding-top="0.175cm" fo:padding-bottom="0.175cm" fo:padding-left="0.3cm" fo:padding-right="0.3cm" style:protect="size"/>
    </style:style>
    <style:style style:name="gr16" style:family="graphic" style:parent-style-name="objectwithoutfill">
      <style:graphic-properties svg:stroke-width="0.102cm" draw:marker-start="Arrow" draw:marker-start-width="0.457cm" draw:marker-end="Arrow" draw:marker-end-width="0.457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solid" draw:fill-color="#0000ff"/>
      <style:paragraph-properties fo:text-align="center"/>
    </style:style>
    <style:style style:name="P6" style:family="paragraph">
      <loext:graphic-properties draw:fill="solid" draw:fill-color="#008000"/>
      <style:paragraph-properties fo:text-align="center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hatch" draw:fill-color="#008000" draw:fill-hatch-name="Black_20_45_20_Degrees"/>
      <style:paragraph-properties fo:text-align="center"/>
    </style:style>
    <style:style style:name="P9" style:family="paragraph">
      <loext:graphic-properties draw:fill="hatch" draw:fill-color="#ff0000" draw:fill-hatch-name="Black_20_45_20_Degrees"/>
      <style:paragraph-properties fo:text-align="center"/>
    </style:style>
    <style:style style:name="P10" style:family="paragraph">
      <loext:graphic-properties draw:fill="none" draw:fill-color="#ffffff"/>
      <style:text-properties style:font-name="Ubuntu" fo:font-size="24pt" style:font-size-asian="24pt" style:font-size-complex="24pt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Ubuntu" fo:font-size="24pt" style:font-name-asian="Liberation Sans4" style:font-size-asian="24pt" style:font-name-complex="Liberation Sans4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8cm" svg:height="14.545cm" svg:x="1.092cm" svg:y="4.3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058cm" svg:height="14.508cm" svg:x="14.541cm" svg:y="4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2.515cm" svg:height="2.642cm" svg:x="9.927cm" svg:y="4.699cm">
          <draw:image xlink:href="Pictures/100000000000007B00000081CFD65EDC.png" xlink:type="simple" xlink:show="embed" xlink:actuate="onLoad">
            <text:p/>
          </draw:image>
        </draw:frame>
        <draw:frame draw:style-name="gr3" draw:text-style-name="P2" draw:layer="layout" svg:width="2.515cm" svg:height="2.642cm" svg:x="9.927cm" svg:y="15.022cm">
          <draw:image xlink:href="Pictures/100000000000007B00000081CFD65EDC.png" xlink:type="simple" xlink:show="embed" xlink:actuate="onLoad">
            <text:p/>
          </draw:image>
        </draw:frame>
        <draw:frame draw:style-name="gr3" draw:text-style-name="P2" draw:layer="layout" svg:width="2.515cm" svg:height="2.642cm" svg:x="1.953cm" svg:y="15.022cm">
          <draw:image xlink:href="Pictures/100000000000007B00000081CFD65EDC.png" xlink:type="simple" xlink:show="embed" xlink:actuate="onLoad">
            <text:p/>
          </draw:image>
        </draw:frame>
        <draw:g>
          <draw:frame draw:style-name="gr4" draw:text-style-name="P2" draw:layer="layout" svg:width="2.515cm" svg:height="2.642cm" svg:x="1.953cm" svg:y="4.723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2.702cm" svg:y="4.962cm">
            <draw:text-box>
              <text:p><text:span text:style-name="T1">1</text:span></text:p>
            </draw:text-box>
          </draw:frame>
        </draw:g>
        <draw:frame draw:style-name="gr5" draw:text-style-name="P3" draw:layer="layout" svg:width="0.966cm" svg:height="1.28cm" svg:x="2.699cm" svg:y="15.157cm">
          <draw:text-box>
            <text:p><text:span text:style-name="T1">3</text:span></text:p>
          </draw:text-box>
        </draw:frame>
        <draw:frame draw:style-name="gr5" draw:text-style-name="P3" draw:layer="layout" svg:width="0.966cm" svg:height="1.28cm" svg:x="10.687cm" svg:y="4.978cm">
          <draw:text-box>
            <text:p><text:span text:style-name="T1">2</text:span></text:p>
          </draw:text-box>
        </draw:frame>
        <draw:frame draw:style-name="gr5" draw:text-style-name="P3" draw:layer="layout" svg:width="1.066cm" svg:height="1.28cm" svg:x="10.713cm" svg:y="15.257cm">
          <draw:text-box>
            <text:p><text:span text:style-name="T1">4</text:span></text:p>
          </draw:text-box>
        </draw:frame>
        <draw:g>
          <draw:frame draw:style-name="gr3" draw:text-style-name="P2" draw:layer="layout" svg:width="2.515cm" svg:height="2.642cm" svg:x="15.354cm" svg:y="15.022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16.088cm" svg:y="15.21cm">
            <draw:text-box>
              <text:p><text:span text:style-name="T1">3</text:span></text:p>
            </draw:text-box>
          </draw:frame>
        </draw:g>
        <draw:frame draw:style-name="gr6" draw:text-style-name="P2" draw:layer="layout" svg:width="2.54cm" svg:height="2.54cm" svg:x="17.737cm" svg:y="4.806cm">
          <draw:image xlink:href="Pictures/100002010000010800000107E28786C9.png" xlink:type="simple" xlink:show="embed" xlink:actuate="onLoad">
            <text:p/>
          </draw:image>
        </draw:frame>
        <draw:g>
          <draw:frame draw:style-name="gr7" draw:text-style-name="P2" draw:layer="layout" svg:width="2.515cm" svg:height="2.642cm" svg:x="15.365cm" svg:y="4.663cm">
            <draw:image xlink:href="Pictures/100000000000007B00000081DE37D003.png" xlink:type="simple" xlink:show="embed" xlink:actuate="onLoad">
              <text:p/>
            </draw:image>
          </draw:frame>
          <draw:frame draw:style-name="gr8" draw:text-style-name="P3" draw:layer="layout" svg:width="0.966cm" svg:height="1.301cm" svg:x="16.139cm" svg:y="4.889cm">
            <draw:text-box>
              <text:p><text:span text:style-name="T1">1</text:span></text:p>
            </draw:text-box>
          </draw:frame>
        </draw:g>
        <draw:g>
          <draw:frame draw:style-name="gr4" draw:text-style-name="P2" draw:layer="layout" svg:width="2.515cm" svg:height="2.642cm" svg:x="23.231cm" svg:y="4.663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23.98cm" svg:y="4.902cm">
            <draw:text-box>
              <text:p><text:span text:style-name="T1">2</text:span></text:p>
            </draw:text-box>
          </draw:frame>
        </draw:g>
        <draw:frame draw:style-name="gr6" draw:text-style-name="P2" draw:layer="layout" svg:width="2.54cm" svg:height="2.54cm" svg:x="21.031cm" svg:y="14.851cm">
          <draw:image xlink:href="Pictures/100002010000010800000107E28786C9.png" xlink:type="simple" xlink:show="embed" xlink:actuate="onLoad">
            <text:p/>
          </draw:image>
        </draw:frame>
        <draw:g>
          <draw:frame draw:style-name="gr7" draw:text-style-name="P2" draw:layer="layout" svg:width="2.515cm" svg:height="2.642cm" svg:x="23.302cm" svg:y="15.022cm">
            <draw:image xlink:href="Pictures/100000000000007B00000081DE37D003.png" xlink:type="simple" xlink:show="embed" xlink:actuate="onLoad">
              <text:p/>
            </draw:image>
          </draw:frame>
          <draw:frame draw:style-name="gr5" draw:text-style-name="P3" draw:layer="layout" svg:width="1.066cm" svg:height="1.28cm" svg:x="24.029cm" svg:y="15.234cm">
            <draw:text-box>
              <text:p><text:span text:style-name="T1">4</text:span></text:p>
            </draw:text-box>
          </draw:frame>
        </draw:g>
        <draw:custom-shape draw:style-name="gr9" draw:text-style-name="P4" draw:layer="layout" svg:width="0.838cm" svg:height="0.838cm" svg:x="16.205cm" svg:y="17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838cm" svg:height="0.838cm" svg:x="24.992cm" svg:y="7.5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5" draw:layer="layout" svg:width="0.838cm" svg:height="0.838cm" svg:x="25.018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6" draw:layer="layout" svg:width="0.838cm" svg:height="0.838cm" svg:x="15.34cm" svg:y="7.5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38cm" svg:height="0.838cm" svg:x="2.804cm" svg:y="17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838cm" svg:height="0.838cm" svg:x="11.591cm" svg:y="7.5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5" draw:layer="layout" svg:width="0.838cm" svg:height="0.838cm" svg:x="11.617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6" draw:layer="layout" svg:width="0.838cm" svg:height="0.838cm" svg:x="1.939cm" svg:y="7.501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6.983cm" svg:height="1.047cm" svg:x="4.263cm" svg:y="19.146cm">
          <draw:text-box>
            <text:p><text:span text:style-name="T2">Without collusions</text:span></text:p>
          </draw:text-box>
        </draw:frame>
        <draw:frame draw:style-name="gr13" draw:text-style-name="P7" draw:layer="layout" svg:width="6.983cm" svg:height="1.047cm" svg:x="17.751cm" svg:y="19.22cm">
          <draw:text-box>
            <text:p><text:span text:style-name="T2">With collusions</text:span></text:p>
          </draw:text-box>
        </draw:frame>
        <draw:custom-shape draw:style-name="gr11" draw:text-style-name="P5" draw:layer="layout" svg:width="0.838cm" svg:height="0.838cm" svg:x="17.016cm" svg:y="7.5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6" draw:layer="layout" svg:width="0.838cm" svg:height="0.838cm" svg:x="23.313cm" svg:y="7.5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838cm" svg:height="0.838cm" svg:x="17.042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0.838cm" svg:height="0.838cm" svg:x="24.179cm" svg:y="17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838cm" svg:height="0.838cm" svg:x="3.615cm" svg:y="7.5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6" draw:layer="layout" svg:width="0.838cm" svg:height="0.838cm" svg:x="9.912cm" svg:y="7.5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838cm" svg:height="0.838cm" svg:x="3.641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0.838cm" svg:height="0.838cm" svg:x="10.776cm" svg:y="17.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838cm" svg:height="0.838cm" svg:x="23.34cm" svg:y="17.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838cm" svg:height="0.838cm" svg:x="16.179cm" svg:y="7.501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draw:type="line" svg:x1="11.184cm" svg:y1="15.022cm" svg:x2="11.17cm" svg:y2="8.339cm" svg:d="M11184 15022l-14-6683" svg:viewBox="0 0 15 6684">
          <text:p/>
        </draw:connector>
        <draw:connector draw:style-name="gr16" draw:text-style-name="P2" draw:layer="layout" draw:type="line" svg:x1="3.197cm" svg:y1="8.339cm" svg:x2="3.21cm" svg:y2="15.022cm" svg:d="M3197 8339l13 6683" svg:viewBox="0 0 14 6684">
          <text:p/>
        </draw:connector>
        <draw:line draw:style-name="gr17" draw:text-style-name="P2" draw:layer="layout" svg:x1="4.443cm" svg:y1="13.696cm" svg:x2="4.443cm" svg:y2="12.568cm">
          <text:p/>
        </draw:line>
        <draw:custom-shape draw:style-name="gr9" draw:text-style-name="P4" draw:layer="layout" svg:width="0.838cm" svg:height="0.838cm" svg:x="4.024cm" svg:y="13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2" draw:layer="layout" svg:x1="9.582cm" svg:y1="13.644cm" svg:x2="9.582cm" svg:y2="12.593cm">
          <text:p/>
        </draw:line>
        <draw:custom-shape draw:style-name="gr9" draw:text-style-name="P4" draw:layer="layout" svg:width="0.838cm" svg:height="0.838cm" svg:x="9.163cm" svg:y="13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838cm" svg:height="0.838cm" svg:x="4.024cm" svg:y="8.895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4.443cm" svg:y1="9.733cm" svg:x2="4.443cm" svg:y2="10.882cm">
          <text:p/>
        </draw:line>
        <draw:custom-shape draw:style-name="gr12" draw:text-style-name="P6" draw:layer="layout" svg:width="0.838cm" svg:height="0.838cm" svg:x="9.163cm" svg:y="8.895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9.567cm" svg:y1="9.733cm" svg:x2="9.597cm" svg:y2="10.855cm">
          <text:p/>
        </draw:line>
        <draw:connector draw:style-name="gr16" draw:text-style-name="P2" draw:layer="layout" draw:type="line" svg:x1="24.558cm" svg:y1="15.022cm" svg:x2="24.53cm" svg:y2="8.337cm" svg:d="M24558 15022l-28-6685" svg:viewBox="0 0 29 6686">
          <text:p/>
        </draw:connector>
        <draw:connector draw:style-name="gr16" draw:text-style-name="P2" draw:layer="layout" draw:type="line" svg:x1="16.597cm" svg:y1="8.339cm" svg:x2="16.61cm" svg:y2="15.022cm" svg:d="M16597 8339l13 6683" svg:viewBox="0 0 14 6684">
          <text:p/>
        </draw:connector>
        <draw:g>
          <draw:frame draw:style-name="gr18" draw:text-style-name="P10" draw:layer="layout" svg:width="1.189cm" svg:height="1.204cm" svg:x="17.026cm" svg:y="11.389cm">
            <draw:text-box>
              <text:p><text:span text:style-name="T3">Ø</text:span></text:p>
            </draw:text-box>
          </draw:frame>
          <draw:frame draw:style-name="gr18" draw:text-style-name="P10" draw:layer="layout" svg:width="1.189cm" svg:height="1.204cm" svg:x="22.97cm" svg:y="11.389cm">
            <draw:text-box>
              <text:p><text:span text:style-name="T3">Ø</text:span></text:p>
            </draw:text-box>
          </draw:frame>
        </draw:g>
        <draw:custom-shape draw:style-name="gr12" draw:text-style-name="P6" draw:layer="layout" svg:width="0.838cm" svg:height="0.838cm" svg:x="9.939cm" svg:y="17.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38cm" svg:height="0.838cm" svg:x="10.751cm" svg:y="7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838cm" svg:height="0.838cm" svg:x="1.966cm" svg:y="17.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38cm" svg:height="0.838cm" svg:x="2.778cm" svg:y="7.5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16:32:08.846765618</meta:creation-date>
    <dc:date>2015-09-04T16:45:04.945116349</dc:date>
    <meta:editing-duration>PT10M27S</meta:editing-duration>
    <meta:editing-cycles>10</meta:editing-cycles>
    <meta:generator>LibreOffice/4.4.0.3$Linux_x86 LibreOffice_project/de093506bcdc5fafd9023ee680b8c60e3e0645d7</meta:generator>
    <meta:document-statistic meta:object-count="64"/>
  </office:meta>
</office:document-meta>
</file>